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3f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sa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8T14:27:59.609093749</meta:creation-date>
    <dc:date>2023-03-08T14:28:10.063145093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0.7.3$Linux_X86_64 LibreOffice_project/00m0$Build-3</meta:generator>
  </office:meta>
</office:document-meta>
</file>